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Standard"/>
      <text:p text:style-name="Standard">Our client “Sunshine Car Dealer Inc” is in the business of selling cars. <text:s/>They want to extend their business model to include an online car sales system that they wish to call “Sunshine Online Car Dealer Inc.”. <text:s text:c="3"/>Sunshine Car Dealer understands that having a web site and an ecommerce solution will be extremely important to continue to stay competitive in the car selling industry. <text:s/>As part of their ecommerce business model they want to provide a different buying experience to their customers in the comfort of their home. <text:s/>In addition they wish to cut down on personnel expenses so being able to offload some part of their sales to an online shopping experience will help them achieve that objective. <text:s/>Sunshine Car Dealer also wishes to be able to consolidate their inventory from all of their car selling agencies and an online solution will help them with that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8:20:25</meta:creation-date>
    <dc:date>2014-02-09T18:39:16</dc:date>
    <meta:editing-duration>PT11M2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2" meta:word-count="150" meta:character-count="888" meta:non-whitespace-character-count="733"/>
  </office:meta>
</office:document-meta>
</file>